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4C0000012CA8954B407D4415E6.png" manifest:media-type="image/png"/>
  <manifest:file-entry manifest:full-path="Pictures/100000000000010D000000FF60A0AAE0E228F8E2.png" manifest:media-type="image/png"/>
  <manifest:file-entry manifest:full-path="Pictures/1000000000000029000000280D79344E3C86B807.png" manifest:media-type="image/png"/>
  <manifest:file-entry manifest:full-path="Pictures/100000000000002700000026E7BA59C467F90D6A.png" manifest:media-type="image/png"/>
  <manifest:file-entry manifest:full-path="Pictures/100002000000000A0000000A6361AF2587162F7F.gif" manifest:media-type="image/gif"/>
  <manifest:file-entry manifest:full-path="Pictures/100000000000013000000123B3627CCB3F87036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思源黑體 TW Regular" svg:font-family="'思源黑體 TW Regular'" style:font-adornments="標準"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Standard">
      <style:text-properties officeooo:rsid="01058473" officeooo:paragraph-rsid="01cac142"/>
    </style:style>
    <style:style style:name="P10" style:family="paragraph" style:parent-style-name="Standard">
      <style:text-properties officeooo:paragraph-rsid="01cac142"/>
    </style:style>
    <style:style style:name="P11" style:family="paragraph" style:parent-style-name="Front_20_Matter_20_Titles" style:master-page-name="">
      <style:paragraph-properties fo:keep-together="always" style:page-number="auto" style:writing-mode="page"/>
      <style:text-properties officeooo:paragraph-rsid="01cac142"/>
    </style:style>
    <style:style style:name="P12" style:family="paragraph" style:parent-style-name="Front_20_Matter_20_Titles" style:master-page-name="">
      <style:paragraph-properties style:page-number="auto" fo:keep-with-next="always" style:writing-mode="page"/>
      <style:text-properties officeooo:paragraph-rsid="01cac142"/>
    </style:style>
    <style:style style:name="P13" style:family="paragraph" style:parent-style-name="Text_20_body">
      <style:text-properties officeooo:rsid="00832d63" officeooo:paragraph-rsid="01cac142"/>
    </style:style>
    <style:style style:name="P14" style:family="paragraph" style:parent-style-name="Text_20_body">
      <style:text-properties officeooo:rsid="00873b0c" officeooo:paragraph-rsid="01cac142"/>
    </style:style>
    <style:style style:name="P15" style:family="paragraph" style:parent-style-name="Text_20_body">
      <style:text-properties officeooo:paragraph-rsid="01cac142"/>
    </style:style>
    <style:style style:name="P16" style:family="paragraph" style:parent-style-name="Front_20_Matter_20_Titles">
      <style:text-properties officeooo:paragraph-rsid="01cac142"/>
    </style:style>
    <style:style style:name="P17" style:family="paragraph" style:parent-style-name="Heading_20_1">
      <style:text-properties officeooo:paragraph-rsid="01cac142"/>
    </style:style>
    <style:style style:name="P18" style:family="paragraph" style:parent-style-name="Chapter_20_Number" style:master-page-name="Right_20_Page">
      <style:paragraph-properties style:page-number="auto"/>
    </style:style>
    <style:style style:name="T1" style:family="text">
      <style:text-properties officeooo:rsid="012f6927"/>
    </style:style>
    <style:style style:name="T2" style:family="text">
      <style:text-properties officeooo:rsid="00e62f33"/>
    </style:style>
    <style:style style:name="T3" style:family="text">
      <style:text-properties officeooo:rsid="010f302a"/>
    </style:style>
    <style:style style:name="T4" style:family="text">
      <style:text-properties officeooo:rsid="01169102"/>
    </style:style>
    <style:style style:name="T5" style:family="text">
      <style:text-properties officeooo:rsid="00d25545"/>
    </style:style>
    <style:style style:name="T6" style:family="text">
      <style:text-properties officeooo:rsid="00832d63"/>
    </style:style>
    <style:style style:name="T7" style:family="text">
      <style:text-properties officeooo:rsid="00d06d68"/>
    </style:style>
    <style:style style:name="T8" style:family="text">
      <style:text-properties officeooo:rsid="00828b88"/>
    </style:style>
    <style:style style:name="T9" style:family="text">
      <style:text-properties officeooo:rsid="01132230"/>
    </style:style>
    <style:style style:name="T10" style:family="text">
      <style:text-properties officeooo:rsid="00ec42b1"/>
    </style:style>
    <style:style style:name="T11" style:family="text">
      <style:text-properties officeooo:rsid="00c755a1"/>
    </style:style>
    <style:style style:name="T12" style:family="text">
      <style:text-properties officeooo:rsid="011140c1"/>
    </style:style>
    <style:style style:name="T13" style:family="text">
      <style:text-properties officeooo:rsid="007d9434"/>
    </style:style>
    <style:style style:name="T14" style:family="text">
      <style:text-properties fo:font-weight="normal" style:font-weight-asian="normal" style:font-weight-complex="normal"/>
    </style:style>
    <style:style style:name="T15" style:family="text">
      <style:text-properties officeooo:rsid="00873b0c"/>
    </style:style>
    <style:style style:name="T16" style:family="text">
      <style:text-properties officeooo:rsid="00805031"/>
    </style:style>
    <style:style style:name="T17" style:family="text">
      <style:text-properties officeooo:rsid="012b1a81"/>
    </style:style>
    <style:style style:name="T18" style:family="text">
      <style:text-properties officeooo:rsid="0081bef1"/>
    </style:style>
    <style:style style:name="T19" style:family="text">
      <style:text-properties officeooo:rsid="008a92c1"/>
    </style:style>
    <style:style style:name="T20" style:family="text">
      <style:text-properties officeooo:rsid="00e4ce4b"/>
    </style:style>
    <style:style style:name="T21" style:family="text">
      <style:text-properties officeooo:rsid="00809463"/>
    </style:style>
    <style:style style:name="T22" style:family="text">
      <style:text-properties officeooo:rsid="01140f3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8">C</text:p>
      <text:h text:style-name="P17" text:outline-level="1"><text:reference-mark-start text:name="Where to get free-licensed fonts"/>Where to get free-licensed fonts<text:reference-mark-end text:name="Where to get free-licensed fonts"/></text:h>
      <text:p text:style-name="P15"><text:bookmark-start text:name="__RefHeading___Toc32358_2074576844"/><text:span text:style-name="T1">Like free or open source software, free-licensed fonts are ones that you can</text:span> use, share, and edit as you please. Most are also available at no cost.<text:bookmark-end text:name="__RefHeading___Toc32358_2074576844"/></text:p>
      <text:p text:style-name="P13">Free-licensed fonts barely existed before <text:span text:style-name="T2">2000</text:span>. By contrast, hundreds are available today, <text:span text:style-name="T2">although t</text:span>heir numbers are still small compared to the thousands of proprietary fonts available from font foundries such as Adobe.</text:p>
      <text:p text:style-name="P13">Many are clones or near-variations of classic fonts, but some are original fonts that are outstanding by any definition. <text:span text:style-name="T3">Both clones and originals help you work without using proprietary fonts.</text:span></text:p>
      <text:p text:style-name="P13">Free-licensed fonts are available under the <text:span text:style-name="Choice">SIL</text:span> Open Font License <text:span text:style-name="Choice_20_-_20_Body">(OFL)</text:span> or the <text:span text:style-name="Choice">GNU</text:span> General Public License <text:span text:style-name="Choice_20_-_20_Body"><text:span text:style-name="T4">(GPL)</text:span></text:span><text:span text:style-name="T4"> </text:span>with font exception. Some are also in the public domain. Other licenses exist, but not all have been evaluated by the Free Software Foundation or the Open Source Initiative, and should be used cautiously.</text:p>
      <text:p text:style-name="P14"><text:soft-page-break/>If you use Linux, some of these fonts can be installed as packages from your distribution’s repositories. Many of the others can be downloaded online, reg<text:span text:style-name="T5">a</text:span>rdless of operating system.</text:p>
      <text:p text:style-name="P16">Arkandis Digital Foundry<text:line-break/><text:span text:style-name="T6">(</text:span><text:a xlink:type="simple" xlink:href="http://arkandis.tuxfamily.org/adffonts.html" text:style-name="Internet_20_link" text:visited-style-name="Visited_20_Internet_20_Link"><text:span text:style-name="Internet_20_link">http://arkandis.tuxfamily.org/adffonts.html</text:span></text:a>)</text:p>
      <text:p text:style-name="P10">The Arkandis fonts are meant to provide free-licensed versions of fonts for Linux. T<text:span text:style-name="T7">he</text:span> selection includes Baskervald (Baskerville), Gillius (Gill Sans), and Universalis (Univers), as well as original fonts such as Mint Spirit, which was originally designed as the unofficial font for the Linux Mint distribution.</text:p>
      <text:p text:style-name="P16">Barry Schwartz <text:line-break/><text:span text:style-name="T8">(</text:span><text:a xlink:type="simple" xlink:href="http://crudfactory.com/font/index" text:style-name="Internet_20_link" text:visited-style-name="Visited_20_Internet_20_Link"><text:span text:style-name="Internet_20_link"><text:span text:style-name="T8">http://crudfactory.com/font/index</text:span></text:span></text:a><text:span text:style-name="T8">)</text:span></text:p>
      <text:p text:style-name="P10">Barry Schwartz is one of the outstanding designers of free-licensed body text fonts. His work includes three fonts based on the designs of Frederick Goudy, as well as Fanwood, an understated font which closely resembles Eric Gill’s Joanna. <text:span text:style-name="T9">You can get also get some of his fonts from The League of Movable Type (see below).</text:span></text:p>
      <text:p text:style-name="P16">Cantarell <text:line-break/>(<text:a xlink:type="simple" xlink:href="https://git.gnome.org/browse/cantarell-fonts/)" text:style-name="Internet_20_link" text:visited-style-name="Visited_20_Internet_20_Link"><text:span text:style-name="Internet_20_link">https://git.gnome.org/browse/cantarell-fonts/</text:span></text:a><text:a xlink:type="simple" xlink:href="https://git.gnome.org/browse/cantarell-fonts/)" text:style-name="Internet_20_link" text:visited-style-name="Visited_20_Internet_20_Link">)</text:a></text:p>
      <text:p text:style-name="P10"><text:span text:style-name="T10">The official font for GNOME 3. O</text:span>riginally criticized for some of its letter forms, Cantarell has evol<text:span text:style-name="T5">v</text:span>ed into a modern humanist font that can be used for body text and headings alike.</text:p>
      <text:p text:style-name="P16">Dover Books<text:line-break/>(<text:a xlink:type="simple" xlink:href="http://www.doverbooks.co.uk/Fonts,_Lettering.htm" text:style-name="Internet_20_link" text:visited-style-name="Visited_20_Internet_20_Link"><text:span text:style-name="Internet_20_link">http://www.doverbooks.co.uk/Fonts,_Lettering.htm</text:span></text:a><text:span text:style-name="Internet_20_link"><text:span text:style-name="T5">l</text:span></text:span>)</text:p>
      <text:p text:style-name="P10">Dover Books publishes about 30 books with CDs of fonts and dingbats from Victorian times and earlier. They are marked as “permission free,” <text:span text:style-name="T11">which presumably means public domain.</text:span></text:p>
      <text:p text:style-name="P16">Google Fonts <text:line-break/>(<text:a xlink:type="simple" xlink:href="https://www.google.com/fonts/" text:style-name="Internet_20_link" text:visited-style-name="Visited_20_Internet_20_Link"><text:span text:style-name="Internet_20_link">https://www.google.com/fonts/</text:span></text:a>)</text:p>
      <text:p text:style-name="P10">Featuring over 630 font families, Google Fonts is intended <text:soft-page-break/>mainly for online use. However, you can also download fonts for print use. Updates are regular, so check regularly for new releases of updates of existing fonts.</text:p>
      <text:p text:style-name="P11"><text:span text:style-name="T12">The </text:span>League of Moveable Type<text:line-break/><text:span text:style-name="T13">(</text:span><text:a xlink:type="simple" xlink:href="https://www.theleagueofmoveabletype.com/" text:style-name="Internet_20_link" text:visited-style-name="Visited_20_Internet_20_Link"><text:span text:style-name="Internet_20_link"><text:span text:style-name="T13">https://www.theleagueofmoveabletype.com/</text:span></text:span></text:a><text:span text:style-name="T13">)</text:span></text:p>
      <text:p text:style-name="P10"><text:span text:style-name="T13">Describing itself as “</text:span>the first ever open-source <text:span text:style-name="T14">type</text:span> foundry,” <text:span text:style-name="T13">The League of Moveable Type offers a small but select library of original font designs. If you find yourself getting lost in the sheer number of free fonts, anything from The League can be counted on to be of high quality, and usually includes small capitals and old style figures.</text:span></text:p>
      <text:p text:style-name="P16">Liberation Fonts <text:line-break/><text:span text:style-name="T15">(</text:span><text:a xlink:type="simple" xlink:href="https://fedorahosted.org/liberation-fonts/" text:style-name="Internet_20_link" text:visited-style-name="Visited_20_Internet_20_Link"><text:span text:style-name="Internet_20_link"><text:span text:style-name="T15">https://fedorahosted.org/liberation-fonts/</text:span></text:span></text:a><text:span text:style-name="T15">)</text:span></text:p>
      <text:p text:style-name="P10">Liberation fonts are designed to be the metrical equivalent of standard proprietary fonts. <text:span text:style-name="T1">In other words, they occupy the same vertical and horizontal space, although they may otherwise be designed differently. </text:span>Liberation Sans is meant to substitute for Arial and Helvetica, Liberation Serif for Times New Roman, and Liberation Mono for Courier.</text:p>
      <text:p text:style-name="P16">Open Font Library<text:line-break/><text:span text:style-name="T16">(</text:span><text:a xlink:type="simple" xlink:href="http://openfontlibrary.org/" text:style-name="Internet_20_link" text:visited-style-name="Visited_20_Internet_20_Link"><text:span text:style-name="Internet_20_link"><text:span text:style-name="T16">http://openfontlibrary.org/</text:span></text:span></text:a><text:span text:style-name="T16">)</text:span></text:p>
      <text:p text:style-name="P10">With over 400 font families, <text:span text:style-name="T7">t</text:span>he Open Font Library is second only to Google Fonts in its selection. <text:span text:style-name="T17">I</text:span>ts front page includes a list of the most recently uploaded fonts.</text:p>
      <text:p text:style-name="P16">Oxygen<text:line-break/>(<text:a xlink:type="simple" xlink:href="http://www.fontspace.com/new-typography/oxygen" text:style-name="Internet_20_link" text:visited-style-name="Visited_20_Internet_20_Link"><text:span text:style-name="Internet_20_link">http://www.fontspace.com/new-</text:span></text:a><text:a xlink:type="simple" xlink:href="http://www.fontspace.com/new-typography/oxygen" text:style-name="Internet_20_link" text:visited-style-name="Visited_20_Internet_20_Link"><text:span text:style-name="Internet_20_link">typography/oxygen</text:span></text:a>)</text:p>
      <text:p text:style-name="P10">Created for the <text:span text:style-name="Choice">KDE</text:span> desktop environment on Linux, Oxygen is a modern geometric font, made of simple shapes, but highly readable and pleasing to the eye.</text:p>
      <text:p text:style-name="P12"><text:soft-page-break/>Raph Levien <text:line-break/><text:span text:style-name="T18">(</text:span><text:a xlink:type="simple" xlink:href="http://levien.com/type/myfonts/" text:style-name="Internet_20_link" text:visited-style-name="Visited_20_Internet_20_Link"><text:span text:style-name="Internet_20_link"><text:span text:style-name="T18">http://levien.com/type/myfonts/</text:span></text:span></text:a><text:span text:style-name="T18">)</text:span></text:p>
      <text:p text:style-name="P10">A Google employee, Levien also develops fonts in his spare time. Although not all the fonts displayed on this page are complete, their consistently high quality makes them worth considering. Most must be exported <text:span text:style-name="T19">via the free-licensed font editor Fontforge </text:span>to a usable format .</text:p>
      <text:p text:style-name="P11"><text:span text:style-name="T20">SIL I</text:span>nternational<text:line-break/><text:span text:style-name="Internet_20_link"><text:span text:style-name="T20">(</text:span></text:span><text:a xlink:type="simple" xlink:href="http://www01.sil.org/computing/catalog/show_software" text:style-name="Internet_20_link" text:visited-style-name="Visited_20_Internet_20_Link"><text:span text:style-name="Internet_20_link"><text:span text:style-name="T20">http://www01.sil.org/computing/catalog/show_software</text:span></text:span></text:a><text:a xlink:type="simple" xlink:href="http://www01.sil.org/computing/catalog/show_software_catalog.asp?by=cat&amp;name=Font" text:style-name="Internet_20_link" text:visited-style-name="Visited_20_Internet_20_Link"><text:span text:style-name="Internet_20_link"><text:span text:style-name="T20">_<text:line-break/>catalog.asp?by=cat&amp;name=Font</text:span></text:span></text:a><text:span text:style-name="T21">)</text:span></text:p>
      <text:p text:style-name="P10"><text:span text:style-name="Choice">SIL</text:span> International <text:span text:style-name="T3">is a missionary organization that </text:span>specializes in fonts for minority languages. It also developed the Graphite system for the automatic use of ligatures, small caps, old style figures, and other advanced typographical features. <text:span text:style-name="T9">T</text:span>he <text:span text:style-name="Choice">SIL</text:span> Font License <text:span text:style-name="T9">is the most widely used license for free fonts, and responsible for much of the spread of free fonts.</text:span></text:p>
      <text:p text:style-name="P16">Ubuntu<text:line-break/>(<text:a xlink:type="simple" xlink:href="http://font.ubuntu.com/" text:style-name="Internet_20_link" text:visited-style-name="Visited_20_Internet_20_Link"><text:span text:style-name="Internet_20_link">http://font.ubuntu.com/</text:span></text:a>)</text:p>
      <text:p text:style-name="P9">Designed for the Ubuntu Linux distribution, this is a modern humanist font. It <text:span text:style-name="T22">is </text:span>versatile, although its use in branding may mean that <text:span text:style-name="T22">a document that uses it will be automatically be </text:span>identified with Ubunt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思源黑體 TW Regular" svg:font-family="'思源黑體 TW Regular'" style:font-adornments="標準"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2cm"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0.529cm"/>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0.529cm" fo:orphans="2" fo:widows="2" fo:text-indent="0.847cm"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0.134cm" fo:margin-bottom="0cm" loext:contextual-spacing="false" fo:line-height="0.459cm"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0.547cm"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Contents_20_6" style:display-name="Contents 6" style:family="paragraph" style:hidden="true" style:parent-style-name="Contents_20_5" style:class="index">
      <style:paragraph-properties fo:margin-left="0cm" fo:margin-right="0cm" fo:text-indent="0cm" style:auto-text-indent="false">
        <style:tab-stops>
          <style:tab-stop style:position="15.094cm"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14.594cm"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Marginalia" style:family="paragraph" style:hidden="true" style:parent-style-name="Text_20_body" style:class="text">
      <style:paragraph-properties fo:margin-left="4.001cm" fo:margin-right="0cm" fo:text-indent="0cm" style:auto-text-indent="false"/>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0.582cm" text:number-lines="false" text:line-number="0">
        <style:tab-stops>
          <style:tab-stop style:position="8.795cm" style:type="center"/>
          <style:tab-stop style:position="17.59cm"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Header"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0.564cm"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8.795cm" style:type="center"/>
          <style:tab-stop style:position="17.59cm"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0.459cm" text:number-lines="false" text:line-number="0">
        <style:tab-stops>
          <style:tab-stop style:position="8.795cm" style:type="center"/>
          <style:tab-stop style:position="17.59cm"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159cm" loext:contextual-spacing="false" fo:line-height="100%" fo:text-align="end" style:justify-single-word="false" fo:text-indent="0cm"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cm" fo:margin-right="0cm" fo:margin-top="0cm" fo:margin-bottom="0.265cm" loext:contextual-spacing="false" style:line-height-at-least="0.529cm" fo:text-indent="0cm"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423cm" fo:margin-bottom="0cm" loext:contextual-spacing="false" style:line-height-at-least="0.529cm" fo:text-indent="0cm"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65cm" fo:margin-bottom="0cm" loext:contextual-spacing="false" style:line-height-at-least="0.564cm" fo:text-indent="0cm"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0.265cm" fo:margin-bottom="0cm"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0.529cm"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cm" fo:margin-right="0cm" fo:line-height="0.459cm" fo:text-indent="0cm" style:auto-text-indent="false" style:writing-mode="page">
        <style:tab-stops>
          <style:tab-stop style:position="17.09cm"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cm" fo:margin-right="0cm" fo:text-indent="0cm"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cm" fo:margin-bottom="0.141cm"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list-style-name="" style:class="text">
      <style:paragraph-properties fo:margin-left="0.529cm" fo:margin-right="0cm" fo:margin-top="0cm" fo:margin-bottom="0.141cm" loext:contextual-spacing="false" fo:text-indent="0cm"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cm" fo:margin-bottom="0.265cm" loext:contextual-spacing="false" fo:line-height="0.529cm"/>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cm" fo:margin-bottom="0.141cm"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0.499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0.265cm" fo:margin-bottom="0cm" loext:contextual-spacing="false" style:line-height-at-least="0.529cm"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0.265cm" fo:margin-bottom="0cm"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3.669cm" fo:margin-bottom="0.212cm" loext:contextual-spacing="false" style:line-height-at-least="1.129cm"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cm" fo:margin-bottom="0.134cm" loext:contextual-spacing="false" fo:line-height="0.423cm"/>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0.134cm" fo:margin-bottom="0cm" loext:contextual-spacing="false" style:line-height-at-least="0.423cm"/>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cm" fo:margin-right="0cm" fo:margin-top="0cm" fo:margin-bottom="0.141cm" loext:contextual-spacing="false" fo:line-height="0.529cm" fo:text-indent="0cm"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cm" fo:margin-bottom="0.822cm"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cm" fo:margin-right="0cm" fo:margin-top="0.265cm" fo:margin-bottom="0cm" loext:contextual-spacing="false" fo:text-indent="0cm"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1.129cm" fo:margin-bottom="0cm"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1.323cm" fo:margin-right="0cm" fo:margin-top="0cm" fo:margin-bottom="0.265cm" loext:contextual-spacing="false" fo:line-height="0.459cm" fo:orphans="2" fo:widows="2" fo:hyphenation-ladder-count="no-limit" fo:text-indent="0cm"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cm" fo:margin-bottom="0cm" loext:contextual-spacing="false" fo:line-height="0.459cm" fo:text-align="start" style:justify-single-word="false">
        <style:tab-stops>
          <style:tab-stop style:position="15.946cm"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0.529cm" fo:margin-right="0cm" fo:line-height="0.459cm" fo:text-indent="0cm" style:auto-text-indent="false">
        <style:tab-stops>
          <style:tab-stop style:position="14.448cm"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0.282cm" fo:margin-right="0cm" fo:line-height="0.459cm" fo:text-indent="0cm" style:auto-text-indent="false" style:writing-mode="page">
        <style:tab-stops>
          <style:tab-stop style:position="14.947cm"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0.265cm" fo:margin-bottom="0cm" loext:contextual-spacing="false" fo:text-align="start" style:justify-single-word="false" style:page-number="auto">
        <style:tab-stops>
          <style:tab-stop style:position="13.949cm"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035cm"/>
    </style:style>
    <style:style style:name="Arabic_20_Numeral_20_Example" style:display-name="Arabic Numeral Example" style:family="paragraph" style:parent-style-name="Arabic_20_Numeral" style:master-page-name="">
      <style:paragraph-properties fo:line-height="0.529cm"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48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4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46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Drawing" style:family="paragraph" style:parent-style-name="Caption" style:class="extra"/>
    <style:style style:name="Dedication" style:family="paragraph" style:parent-style-name="Title" style:master-page-name="">
      <style:paragraph-properties fo:margin-top="4.001cm" fo:margin-bottom="4.001cm"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cm" fo:margin-right="0cm" fo:margin-top="0cm" fo:margin-bottom="0cm" loext:contextual-spacing="false" style:line-height-at-least="0.547cm" fo:text-indent="0cm"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0.653cm" fo:margin-bottom="0.282cm" loext:contextual-spacing="false"/>
      <style:text-properties fo:font-size="13.5pt" style:font-size-asian="10.5pt"/>
    </style:style>
    <style:style style:name="Table_20_Contents_20_0" style:display-name="Table Contents 0" style:family="paragraph" style:parent-style-name="Table_20_Contents">
      <style:paragraph-properties fo:line-height="0.035cm"/>
    </style:style>
    <style:style style:name="Appendix_20_Number" style:display-name="Appendix Number" style:family="paragraph" style:parent-style-name="Chapter_20_Number">
      <style:paragraph-properties style:writing-mode="page"/>
      <style:text-properties style:font-name-asian="思源黑體 TW Regular" style:font-family-asian="'思源黑體 TW Regular'" style:font-style-name-asian="標準" style:font-pitch-asian="variable" style:font-size-asian="96pt" style:language-asian="zh" style:country-asian="TW"/>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10.668cm" fo:min-height="6.325cm" text:anchor-type="paragraph" svg:x="0cm" svg:y="0cm" fo:margin-top="0.529cm" fo:margin-bottom="0.529cm" style:wrap="none" style:vertical-pos="top" style:vertical-rel="paragraph" style:horizontal-pos="left" style:horizontal-rel="paragraph"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529cm" fo:margin-right="0.529cm" fo:margin-top="0.529cm" fo:margin-bottom="0.529cm"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0.15cm" fo:border="0.06pt solid #000000"/>
    </style:style>
    <style:style style:name="Formula" style:family="graphic">
      <style:graphic-properties text:anchor-type="as-char" svg:y="0cm" fo:margin-left="0.201cm" fo:margin-right="0.201cm" style:vertical-pos="middle" style:vertical-rel="text"/>
    </style:style>
    <style:style style:name="Labels" style:family="graphic" style:auto-update="true">
      <style:graphic-properties text:anchor-type="as-char" svg:y="0cm" fo:margin-left="0.201cm" fo:margin-right="0.201cm" style:protect="size position" style:vertical-pos="top" style:vertical-rel="baseli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style>
    <text:list-style style:name="Indent_20_No_20_Bullet" style:display-name="Indent No Bullet">
      <text:list-level-style-image text:level="1"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2"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3"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4"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5"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6"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7"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8"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9"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10"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1.27cm" fo:margin-left="1.094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905cm" fo:margin-left="1.094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2.54cm" fo:margin-left="1.09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margin-left="1.094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margin-left="1.094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margin-left="1.094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margin-left="1.094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margin-left="1.094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margin-left="1.094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margin-left="1.094cm"/>
        </style:list-level-properties>
      </text:list-level-style-number>
    </text:list-style>
    <text:list-style style:name="Note_20_-_20_Tip_20_Logo" style:display-name="Note - Tip Logo">
      <text:list-level-style-image text:level="1"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2"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3"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4"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5"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6"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7"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8"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9"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10"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style>
    <text:list-style style:name="Note_20_-_20_Caution_20_Logo" style:display-name="Note - Caution Logo">
      <text:list-level-style-image text:level="1"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688cm" fo:margin-left="1.323cm"/>
        </style:list-level-properties>
      </text:list-level-style-image>
      <text:list-level-style-image text:level="2"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053cm" fo:margin-left="1.323cm"/>
        </style:list-level-properties>
      </text:list-level-style-image>
      <text:list-level-style-image text:level="3"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582cm" fo:margin-left="1.323cm"/>
        </style:list-level-properties>
      </text:list-level-style-image>
      <text:list-level-style-image text:level="4"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217cm" fo:margin-left="1.323cm"/>
        </style:list-level-properties>
      </text:list-level-style-image>
      <text:list-level-style-image text:level="5"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852cm" fo:margin-left="1.323cm"/>
        </style:list-level-properties>
      </text:list-level-style-image>
      <text:list-level-style-image text:level="6"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2.487cm" fo:margin-left="1.323cm"/>
        </style:list-level-properties>
      </text:list-level-style-image>
      <text:list-level-style-image text:level="7"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3.122cm" fo:margin-left="1.323cm"/>
        </style:list-level-properties>
      </text:list-level-style-image>
      <text:list-level-style-image text:level="8"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3.757cm" fo:margin-left="1.323cm"/>
        </style:list-level-properties>
      </text:list-level-style-image>
      <text:list-level-style-image text:level="9"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4.392cm" fo:margin-left="1.323cm"/>
        </style:list-level-properties>
      </text:list-level-style-image>
      <text:list-level-style-image text:level="10"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5.027cm" fo:margin-left="1.323cm"/>
        </style:list-level-properties>
      </text:list-level-style-image>
    </text:list-style>
    <text:list-style style:name="Note_20_-_20_Example_20_Logo" style:display-name="Note - Example Logo">
      <text:list-level-style-image text:level="1"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2"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3"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4"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5"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6"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7"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8"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9"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10"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3"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4"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5"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6"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7"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8"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9"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10"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list-level-style-image text:level="1" xlink:href="Pictures/100000000000002700000026E7BA59C467F90D6A.png" xlink:type="simple" xlink:show="embed" xlink:actuate="onLoad">
        <style:list-level-properties text:min-label-width="0.508cm" text:min-label-distance="0.508cm" style:vertical-pos="bottom" style:vertical-rel="baseline" fo:width="0.882cm" fo:height="0.882cm"/>
      </text:list-level-style-image>
      <text:list-level-style-image text:level="2" xlink:href="Pictures/100000000000002700000026E7BA59C467F90D6A.png" xlink:type="simple" xlink:show="embed" xlink:actuate="onLoad">
        <style:list-level-properties text:space-before="0.501cm" text:min-label-width="0.508cm" text:min-label-distance="0.508cm" style:vertical-pos="bottom" style:vertical-rel="baseline" fo:width="0.882cm" fo:height="0.882cm"/>
      </text:list-level-style-image>
      <text:list-level-style-image text:level="3" xlink:href="Pictures/100000000000002700000026E7BA59C467F90D6A.png" xlink:type="simple" xlink:show="embed" xlink:actuate="onLoad">
        <style:list-level-properties text:space-before="1cm" text:min-label-width="0.508cm" text:min-label-distance="0.508cm" style:vertical-pos="bottom" style:vertical-rel="baseline" fo:width="0.882cm" fo:height="0.882cm"/>
      </text:list-level-style-image>
      <text:list-level-style-image text:level="4" xlink:href="Pictures/100000000000002700000026E7BA59C467F90D6A.png" xlink:type="simple" xlink:show="embed" xlink:actuate="onLoad">
        <style:list-level-properties text:space-before="1.501cm" text:min-label-width="0.508cm" text:min-label-distance="0.508cm" style:vertical-pos="bottom" style:vertical-rel="baseline" fo:width="0.882cm" fo:height="0.882cm"/>
      </text:list-level-style-image>
      <text:list-level-style-image text:level="5" xlink:href="Pictures/100000000000002700000026E7BA59C467F90D6A.png" xlink:type="simple" xlink:show="embed" xlink:actuate="onLoad">
        <style:list-level-properties text:space-before="2cm" text:min-label-width="0.508cm" text:min-label-distance="0.508cm" style:vertical-pos="bottom" style:vertical-rel="baseline" fo:width="0.882cm" fo:height="0.882cm"/>
      </text:list-level-style-image>
      <text:list-level-style-image text:level="6" xlink:href="Pictures/100000000000002700000026E7BA59C467F90D6A.png" xlink:type="simple" xlink:show="embed" xlink:actuate="onLoad">
        <style:list-level-properties text:space-before="2.501cm" text:min-label-width="0.508cm" text:min-label-distance="0.508cm" style:vertical-pos="bottom" style:vertical-rel="baseline" fo:width="0.882cm" fo:height="0.882cm"/>
      </text:list-level-style-image>
      <text:list-level-style-image text:level="7" xlink:href="Pictures/100000000000002700000026E7BA59C467F90D6A.png" xlink:type="simple" xlink:show="embed" xlink:actuate="onLoad">
        <style:list-level-properties text:space-before="3cm" text:min-label-width="0.508cm" text:min-label-distance="0.508cm" style:vertical-pos="bottom" style:vertical-rel="baseline" fo:width="0.882cm" fo:height="0.882cm"/>
      </text:list-level-style-image>
      <text:list-level-style-image text:level="8" xlink:href="Pictures/100000000000002700000026E7BA59C467F90D6A.png" xlink:type="simple" xlink:show="embed" xlink:actuate="onLoad">
        <style:list-level-properties text:space-before="3.501cm" text:min-label-width="0.508cm" text:min-label-distance="0.508cm" style:vertical-pos="bottom" style:vertical-rel="baseline" fo:width="0.882cm" fo:height="0.882cm"/>
      </text:list-level-style-image>
      <text:list-level-style-image text:level="9" xlink:href="Pictures/100000000000002700000026E7BA59C467F90D6A.png" xlink:type="simple" xlink:show="embed" xlink:actuate="onLoad">
        <style:list-level-properties text:space-before="4.001cm" text:min-label-width="0.508cm" text:min-label-distance="0.508cm" style:vertical-pos="bottom" style:vertical-rel="baseline" fo:width="0.882cm" fo:height="0.882cm"/>
      </text:list-level-style-image>
      <text:list-level-style-image text:level="10" xlink:href="Pictures/100000000000002700000026E7BA59C467F90D6A.png" xlink:type="simple" xlink:show="embed" xlink:actuate="onLoad">
        <style:list-level-properties text:space-before="4.501cm" text:min-label-width="0.508cm" text:min-label-distance="0.508cm" style:vertical-pos="bottom" style:vertical-rel="baseline" fo:width="0.882cm" fo:height="0.882cm"/>
      </text:list-level-style-image>
    </text:list-style>
    <text:list-style style:name="Examples">
      <text:list-level-style-image text:level="1" xlink:href="Pictures/1000000000000029000000280D79344E3C86B807.png" xlink:type="simple" xlink:show="embed" xlink:actuate="onLoad">
        <style:list-level-properties text:min-label-width="0.508cm" text:min-label-distance="0.508cm" style:vertical-pos="bottom" style:vertical-rel="baseline" fo:width="0.882cm" fo:height="0.882cm"/>
      </text:list-level-style-image>
      <text:list-level-style-image text:level="2" xlink:href="Pictures/1000000000000029000000280D79344E3C86B807.png" xlink:type="simple" xlink:show="embed" xlink:actuate="onLoad">
        <style:list-level-properties text:space-before="0.501cm" text:min-label-width="0.508cm" text:min-label-distance="0.508cm" style:vertical-pos="bottom" style:vertical-rel="baseline" fo:width="0.882cm" fo:height="0.882cm"/>
      </text:list-level-style-image>
      <text:list-level-style-image text:level="3" xlink:href="Pictures/1000000000000029000000280D79344E3C86B807.png" xlink:type="simple" xlink:show="embed" xlink:actuate="onLoad">
        <style:list-level-properties text:space-before="1cm" text:min-label-width="0.508cm" text:min-label-distance="0.508cm" style:vertical-pos="bottom" style:vertical-rel="baseline" fo:width="0.882cm" fo:height="0.882cm"/>
      </text:list-level-style-image>
      <text:list-level-style-image text:level="4" xlink:href="Pictures/1000000000000029000000280D79344E3C86B807.png" xlink:type="simple" xlink:show="embed" xlink:actuate="onLoad">
        <style:list-level-properties text:space-before="1.501cm" text:min-label-width="0.508cm" text:min-label-distance="0.508cm" style:vertical-pos="bottom" style:vertical-rel="baseline" fo:width="0.882cm" fo:height="0.882cm"/>
      </text:list-level-style-image>
      <text:list-level-style-image text:level="5" xlink:href="Pictures/1000000000000029000000280D79344E3C86B807.png" xlink:type="simple" xlink:show="embed" xlink:actuate="onLoad">
        <style:list-level-properties text:space-before="2cm" text:min-label-width="0.508cm" text:min-label-distance="0.508cm" style:vertical-pos="bottom" style:vertical-rel="baseline" fo:width="0.882cm" fo:height="0.882cm"/>
      </text:list-level-style-image>
      <text:list-level-style-image text:level="6" xlink:href="Pictures/1000000000000029000000280D79344E3C86B807.png" xlink:type="simple" xlink:show="embed" xlink:actuate="onLoad">
        <style:list-level-properties text:space-before="2.501cm" text:min-label-width="0.508cm" text:min-label-distance="0.508cm" style:vertical-pos="bottom" style:vertical-rel="baseline" fo:width="0.882cm" fo:height="0.882cm"/>
      </text:list-level-style-image>
      <text:list-level-style-image text:level="7" xlink:href="Pictures/1000000000000029000000280D79344E3C86B807.png" xlink:type="simple" xlink:show="embed" xlink:actuate="onLoad">
        <style:list-level-properties text:space-before="3cm" text:min-label-width="0.508cm" text:min-label-distance="0.508cm" style:vertical-pos="bottom" style:vertical-rel="baseline" fo:width="0.882cm" fo:height="0.882cm"/>
      </text:list-level-style-image>
      <text:list-level-style-image text:level="8" xlink:href="Pictures/1000000000000029000000280D79344E3C86B807.png" xlink:type="simple" xlink:show="embed" xlink:actuate="onLoad">
        <style:list-level-properties text:space-before="3.501cm" text:min-label-width="0.508cm" text:min-label-distance="0.508cm" style:vertical-pos="bottom" style:vertical-rel="baseline" fo:width="0.882cm" fo:height="0.882cm"/>
      </text:list-level-style-image>
      <text:list-level-style-image text:level="9" xlink:href="Pictures/1000000000000029000000280D79344E3C86B807.png" xlink:type="simple" xlink:show="embed" xlink:actuate="onLoad">
        <style:list-level-properties text:space-before="4.001cm" text:min-label-width="0.508cm" text:min-label-distance="0.508cm" style:vertical-pos="bottom" style:vertical-rel="baseline" fo:width="0.882cm" fo:height="0.882cm"/>
      </text:list-level-style-image>
      <text:list-level-style-image text:level="10" xlink:href="Pictures/1000000000000029000000280D79344E3C86B807.png" xlink:type="simple" xlink:show="embed" xlink:actuate="onLoad">
        <style:list-level-properties text:space-before="4.501cm" text:min-label-width="0.508cm" text:min-label-distance="0.508cm" style:vertical-pos="bottom" style:vertical-rel="baseline" fo:width="0.882cm" fo:height="0.882cm"/>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10.379cm" table:align="margins" style:may-break-between-rows="false"/>
    </style:style>
    <style:style style:name="Table2.A" style:family="table-column">
      <style:table-column-properties style:column-width="1.099cm" style:rel-column-width="6939*"/>
    </style:style>
    <style:style style:name="Table2.B" style:family="table-column">
      <style:table-column-properties style:column-width="9.28cm" style:rel-column-width="58596*"/>
    </style:style>
    <style:style style:name="Table7" style:family="table">
      <style:table-properties style:width="10.379cm" table:align="margins" style:may-break-between-rows="false"/>
    </style:style>
    <style:style style:name="Table7.A" style:family="table-column">
      <style:table-column-properties style:column-width="9.421cm" style:rel-column-width="59492*"/>
    </style:style>
    <style:style style:name="Table7.B" style:family="table-column">
      <style:table-column-properties style:column-width="0.958cm"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15.24cm" fo:page-height="22.86cm" style:num-format="1" style:print-orientation="portrait" fo:margin-top="2.399cm" fo:margin-bottom="2.646cm" fo:margin-left="2.646cm" fo:margin-right="2.3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15.24cm" fo:page-height="22.86cm" style:num-format="1" style:print-orientation="portrait" fo:margin-top="2.117cm" fo:margin-bottom="2.646cm" fo:margin-left="2.646cm" fo:margin-right="2.1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65cm" fo:margin-left="0cm" fo:margin-right="0cm" fo:margin-top="0.533cm" fo:border-top="0.06pt solid #008000" fo:border-bottom="none" fo:border-left="none" fo:border-right="none" fo:padding="0.053cm" fo:background-color="transparent" style:dynamic-spacing="false" draw:fill="none" draw:fill-color="#729fcf"/>
      </style:footer-style>
    </style:page-layout>
    <style:page-layout style:name="Mpm3" style:page-usage="mirrored">
      <style:page-layout-properties fo:page-width="15.24cm" fo:page-height="22.86cm" style:num-format="1" style:print-orientation="portrait" fo:margin-top="2.117cm" fo:margin-bottom="2.646cm" fo:margin-left="2.646cm" fo:margin-right="2.1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58cm" fo:margin-left="0cm" fo:margin-right="0cm" fo:margin-top="0.529cm" fo:border-top="0.06pt solid #008000" fo:border-bottom="none" fo:border-left="none" fo:border-right="none" fo:padding="0.049cm" style:dynamic-spacing="false"/>
      </style:footer-style>
    </style:page-layout>
    <style:page-layout style:name="Mpm4" style:page-usage="mirrored">
      <style:page-layout-properties fo:page-width="15.24cm" fo:page-height="22.86cm" style:num-format="1" style:print-orientation="portrait" fo:margin-top="2.117cm" fo:margin-bottom="2.646cm" fo:margin-left="2.646cm" fo:margin-right="2.1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164cm" fo:margin-left="0cm" fo:margin-right="0cm" fo:margin-top="0.582cm" fo:border-top="0.06pt solid #008000" fo:border-bottom="none" fo:border-left="none" fo:border-right="none" fo:padding="0.049cm" style:dynamic-spacing="false"/>
      </style:footer-style>
    </style:page-layout>
    <style:page-layout style:name="Mpm5">
      <style:page-layout-properties fo:page-width="21.59cm" fo:page-height="27.94cm" style:num-format="1" style:print-orientation="portrait" fo:margin-top="2.117cm" fo:margin-bottom="2.646cm" fo:margin-left="2.646cm" fo:margin-right="2.1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4</text:page-number>.</text:p>
            </table:table-cell>
            <table:table-cell office:value-type="string">
              <text:p text:style-name="MP5">Designing with LibreOffice</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Where to get free-licensed fonts</text:chapter></text:p>
            </table:table-cell>
            <table:table-cell office:value-type="string">
              <text:p text:style-name="MP7"><text:page-number text:select-page="current">3</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6:06:20.846415859</meta:creation-date>
    <meta:editing-duration>PT5M1S</meta:editing-duration>
    <meta:editing-cycles>4</meta:editing-cycles>
    <meta:generator>LibreOffice/5.3.5.2$Linux_X86_64 LibreOffice_project/30$Build-2</meta:generator>
    <dc:title>designing-with-libreoffice</dc:title>
    <meta:initial-creator>Bruce Byfield</meta:initial-creator>
    <dc:date>2017-08-23T02:33:54.466498292</dc:date>
    <dc:creator>曾 政嘉</dc:creator>
    <meta:document-statistic meta:table-count="4" meta:image-count="0" meta:object-count="0" meta:page-count="4" meta:paragraph-count="39" meta:word-count="729" meta:character-count="4937" meta:non-whitespace-character-count="4240"/>
    <meta:template xlink:type="simple" xlink:actuate="onRequest" xlink:title="designing-with-libreoffice" xlink:href="../../../../.config/libreoffice/4/user/template/designing-with-libreoffice.ott" meta:date="2016-03-19T16:06:20.389192191"/>
  </office:meta>
</office:document-meta>
</file>